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6380" table:default-cell-style-name="Default"/>
        <table:table-row table:style-name="ro1">
          <table:table-cell table:style-name="ce3" office:value-type="string" calcext:value-type="string">
            <text:p>Improvements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one</text:p>
          </table:table-cell>
          <table:table-cell table:style-name="ce5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ke prefix numbering optional. 001_KickIn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ip Channels &gt; 64 in case of Avantis, problaby with log hint.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Ticks when an action was done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w current processing actio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y config file read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 dca, mg and channel handl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sheet export option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ad from console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ify gain, pad and phantom handling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gas Mode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5-21T03:56:37.372003012</dc:date>
    <meta:editing-duration>PT40M5S</meta:editing-duration>
    <meta:editing-cycles>10</meta:editing-cycles>
    <meta:generator>LibreOffice/7.4.2.3$MacOSX_X86_64 LibreOffice_project/382eef1f22670f7f4118c8c2dd222ec7ad009daf</meta:generator>
    <meta:document-statistic meta:table-count="1" meta:cell-count="30" meta:object-count="0"/>
  </office:meta>
</office:document-meta>
</file>